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d" svg:font-family="Consolasd"/>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SimHei" svg:font-family="SimHei" style:font-family-generic="modern" style:font-pitch="fixed"/>
    <style:font-face style:name="Aharoni" svg:font-family="Aharoni" style:font-pitch="variable"/>
    <style:font-face style:name="Lucida Sans Unicode" svg:font-family="'Lucida Sans Unicode'" style:font-pitch="variable"/>
    <style:font-face style:name="Tahoma" svg:font-family="Tahoma" style:font-pitch="variable"/>
    <style:font-face style:name="Andalus" svg:font-family="Andalu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Text_20_body">
      <style:text-properties officeooo:rsid="022becee" officeooo:paragraph-rsid="022becee"/>
    </style:style>
    <style:style style:name="P27" style:family="paragraph" style:parent-style-name="Text_20_body">
      <style:text-properties officeooo:rsid="022f16a8" officeooo:paragraph-rsid="022f16a8"/>
    </style:style>
    <style:style style:name="P28" style:family="paragraph" style:parent-style-name="Text_20_body">
      <style:text-properties officeooo:rsid="023303e5" officeooo:paragraph-rsid="023303e5"/>
    </style:style>
    <style:style style:name="P29" style:family="paragraph" style:parent-style-name="Text_20_body">
      <style:text-properties style:font-name="Consolas" fo:font-size="10pt" officeooo:rsid="023303e5" officeooo:paragraph-rsid="0234a42b" style:font-size-asian="10pt" style:font-size-complex="10pt"/>
    </style:style>
    <style:style style:name="P30" style:family="paragraph" style:parent-style-name="Text_20_body">
      <style:text-properties officeooo:rsid="0234a42b" officeooo:paragraph-rsid="0234a42b"/>
    </style:style>
    <style:style style:name="P31" style:family="paragraph" style:parent-style-name="Text_20_body">
      <style:text-properties officeooo:rsid="02368928" officeooo:paragraph-rsid="02368928"/>
    </style:style>
    <style:style style:name="P32" style:family="paragraph" style:parent-style-name="Index">
      <style:text-properties officeooo:rsid="000b5804" officeooo:paragraph-rsid="003596f7"/>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Illustration">
      <style:text-properties officeooo:paragraph-rsid="020ce91f"/>
    </style:style>
    <style:style style:name="P36" style:family="paragraph" style:parent-style-name="Illustration">
      <style:paragraph-properties fo:text-align="center" style:justify-single-word="false"/>
      <style:text-properties officeooo:paragraph-rsid="020ce91f"/>
    </style:style>
    <style:style style:name="P37" style:family="paragraph" style:parent-style-name="Text_20_body">
      <style:paragraph-properties fo:break-before="page"/>
      <style:text-properties officeooo:rsid="02031128" officeooo:paragraph-rsid="0200a830"/>
    </style:style>
    <style:style style:name="P38" style:family="paragraph" style:parent-style-name="Text_20_body" style:list-style-name="L1"/>
    <style:style style:name="P39" style:family="paragraph" style:parent-style-name="Text_20_body" style:list-style-name="L2">
      <style:text-properties officeooo:rsid="01fac03e" officeooo:paragraph-rsid="01fac03e"/>
    </style:style>
    <style:style style:name="P40" style:family="paragraph" style:parent-style-name="Text_20_body" style:list-style-name="L2">
      <style:text-properties officeooo:rsid="01fac03e" officeooo:paragraph-rsid="020e4c9d"/>
    </style:style>
    <style:style style:name="P41" style:family="paragraph" style:parent-style-name="Text_20_body" style:list-style-name="L2">
      <style:text-properties officeooo:rsid="021dc5e0" officeooo:paragraph-rsid="021dc5e0"/>
    </style:style>
    <style:style style:name="P42" style:family="paragraph" style:parent-style-name="Text_20_body" style:list-style-name="L2">
      <style:text-properties officeooo:rsid="022725eb" officeooo:paragraph-rsid="022725eb"/>
    </style:style>
    <style:style style:name="P43" style:family="paragraph" style:parent-style-name="Text_20_body" style:list-style-name="L2">
      <style:text-properties officeooo:rsid="022a2619" officeooo:paragraph-rsid="022a2619"/>
    </style:style>
    <style:style style:name="P44" style:family="paragraph" style:parent-style-name="Text_20_body" style:list-style-name="L2">
      <style:text-properties officeooo:rsid="022bdf74" officeooo:paragraph-rsid="022cc2bb"/>
    </style:style>
    <style:style style:name="P45" style:family="paragraph" style:parent-style-name="Text_20_body" style:list-style-name="L3">
      <style:text-properties officeooo:rsid="01fbfa11" officeooo:paragraph-rsid="01fbfa11"/>
    </style:style>
    <style:style style:name="P46" style:family="paragraph" style:parent-style-name="Text_20_body" style:list-style-name="L4">
      <style:text-properties officeooo:rsid="01fbfa11" officeooo:paragraph-rsid="01fbfa11"/>
    </style:style>
    <style:style style:name="P47" style:family="paragraph" style:parent-style-name="Text_20_body" style:list-style-name="L5">
      <style:text-properties officeooo:rsid="0200a830" officeooo:paragraph-rsid="0200a830"/>
    </style:style>
    <style:style style:name="P48" style:family="paragraph" style:parent-style-name="Text_20_body" style:list-style-name="L6">
      <style:paragraph-properties fo:text-align="start" style:justify-single-word="false"/>
      <style:text-properties officeooo:rsid="0216546d" officeooo:paragraph-rsid="0216546d"/>
    </style:style>
    <style:style style:name="P49" style:family="paragraph" style:parent-style-name="Text_20_body" style:list-style-name="L8">
      <style:text-properties officeooo:rsid="016f9575" officeooo:paragraph-rsid="017e1ebe"/>
    </style:style>
    <style:style style:name="P50" style:family="paragraph" style:parent-style-name="Text_20_body" style:list-style-name="L8">
      <style:text-properties officeooo:rsid="016f9575" officeooo:paragraph-rsid="018eb969"/>
    </style:style>
    <style:style style:name="P51" style:family="paragraph" style:parent-style-name="Text_20_body" style:list-style-name="L8">
      <style:text-properties officeooo:rsid="017e1ebe" officeooo:paragraph-rsid="018eb969"/>
    </style:style>
    <style:style style:name="P52" style:family="paragraph" style:parent-style-name="Text_20_body" style:list-style-name="L8">
      <style:text-properties officeooo:rsid="01826807" officeooo:paragraph-rsid="01826807"/>
    </style:style>
    <style:style style:name="P53" style:family="paragraph" style:parent-style-name="Text_20_body" style:list-style-name="L8">
      <style:text-properties officeooo:rsid="017f737c" officeooo:paragraph-rsid="017f737c"/>
    </style:style>
    <style:style style:name="P54" style:family="paragraph" style:parent-style-name="Text_20_body" style:list-style-name="L8">
      <style:text-properties officeooo:rsid="017ff7c0" officeooo:paragraph-rsid="017ff7c0"/>
    </style:style>
    <style:style style:name="P55" style:family="paragraph" style:parent-style-name="Text_20_body">
      <style:text-properties officeooo:rsid="02397f15" officeooo:paragraph-rsid="02397f15"/>
    </style:style>
    <style:style style:name="P56" style:family="paragraph" style:parent-style-name="Text_20_body">
      <style:text-properties fo:font-weight="bold" officeooo:rsid="02397f15" officeooo:paragraph-rsid="02397f15" style:font-weight-asian="bold" style:font-weight-complex="bold"/>
    </style:style>
    <style:style style:name="P5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58" style:family="paragraph" style:parent-style-name="Text_20_body">
      <style:text-properties style:font-name="Consolas" fo:font-size="9pt" officeooo:rsid="0243399b" officeooo:paragraph-rsid="0243399b" style:font-size-asian="9pt" style:font-size-complex="9pt"/>
    </style:style>
    <style:style style:name="P59" style:family="paragraph" style:parent-style-name="Text_20_body">
      <style:text-properties style:font-name="Consolas" fo:font-size="9pt" officeooo:rsid="0245490f" officeooo:paragraph-rsid="0245490f" style:font-size-asian="9pt" style:font-size-complex="9pt"/>
    </style:style>
    <style:style style:name="P60" style:family="paragraph" style:parent-style-name="Text_20_body">
      <style:text-properties style:font-name="Consolas" fo:font-size="10pt" officeooo:rsid="023de210" officeooo:paragraph-rsid="023de210" style:font-size-asian="10pt" style:font-size-complex="10pt"/>
    </style:style>
    <style:style style:name="P61" style:family="paragraph" style:parent-style-name="Text_20_body">
      <style:text-properties style:font-name="Consolas" fo:font-size="10pt" officeooo:rsid="02397f15" officeooo:paragraph-rsid="02397f15" style:font-size-asian="10pt" style:font-size-complex="10pt"/>
    </style:style>
    <style:style style:name="P62" style:family="paragraph" style:parent-style-name="Text_20_body">
      <style:text-properties style:font-name="Times New Roman" fo:font-size="12pt" style:font-size-asian="12pt" style:font-size-complex="12pt"/>
    </style:style>
    <style:style style:name="P63" style:family="paragraph" style:parent-style-name="Text_20_body">
      <style:text-properties style:font-name="Times New Roman" fo:font-size="12pt" officeooo:rsid="023de210" officeooo:paragraph-rsid="023de210" style:font-size-asian="12pt" style:font-size-complex="12pt"/>
    </style:style>
    <style:style style:name="P64" style:family="paragraph" style:parent-style-name="Text_20_body">
      <style:text-properties style:font-name="Times New Roman" fo:font-size="12pt" officeooo:rsid="0243399b" officeooo:paragraph-rsid="0243399b" style:font-size-asian="12pt" style:font-size-complex="12pt"/>
    </style:style>
    <style:style style:name="P65" style:family="paragraph" style:parent-style-name="Text_20_body" style:list-style-name="L9">
      <style:text-properties style:font-name="Times New Roman" fo:font-size="12pt" officeooo:rsid="0243399b" officeooo:paragraph-rsid="0243399b" style:font-size-asian="12pt" style:font-size-complex="12pt"/>
    </style:style>
    <style:style style:name="P66" style:family="paragraph" style:parent-style-name="Text_20_body">
      <style:text-properties style:font-name="Times New Roman" fo:font-size="12pt" officeooo:rsid="0243ab48" officeooo:paragraph-rsid="0243ab48" style:font-size-asian="12pt" style:font-size-complex="12pt"/>
    </style:style>
    <style:style style:name="P67"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68" style:family="paragraph" style:parent-style-name="Text_20_body" style:list-style-name="L8">
      <style:text-properties style:font-name="Times New Roman"/>
    </style:style>
    <style:style style:name="P69" style:family="paragraph" style:parent-style-name="Text_20_body" style:list-style-name="L7">
      <style:text-properties style:font-name="Times New Roman" officeooo:rsid="016f9575" officeooo:paragraph-rsid="016f9575"/>
    </style:style>
    <style:style style:name="P70" style:family="paragraph" style:parent-style-name="Text_20_body" style:list-style-name="L7">
      <style:text-properties style:font-name="Times New Roman" officeooo:rsid="016f9575" officeooo:paragraph-rsid="019b3cfb"/>
    </style:style>
    <style:style style:name="P71" style:family="paragraph" style:parent-style-name="Text_20_body">
      <style:text-properties officeooo:rsid="0249bfcd" officeooo:paragraph-rsid="0249bfcd"/>
    </style:style>
    <style:style style:name="P72" style:family="paragraph" style:parent-style-name="Text_20_body" style:list-style-name="L2">
      <style:paragraph-properties fo:margin-top="0cm" fo:margin-bottom="0.146cm" loext:contextual-spacing="false"/>
      <style:text-properties officeooo:rsid="0221820d" officeooo:paragraph-rsid="0221820d"/>
    </style:style>
    <style:style style:name="P73" style:family="paragraph" style:parent-style-name="Text_20_body" style:list-style-name="L2">
      <style:paragraph-properties fo:margin-top="0cm" fo:margin-bottom="0.146cm" loext:contextual-spacing="false"/>
      <style:text-properties officeooo:rsid="02236011" officeooo:paragraph-rsid="02236011"/>
    </style:style>
    <style:style style:name="P74"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75" style:family="paragraph" style:parent-style-name="Standard" style:master-page-name="First_20_Page">
      <style:paragraph-properties style:page-number="auto"/>
    </style:style>
    <style:style style:name="P76" style:family="paragraph" style:parent-style-name="Index" style:master-page-name="Index">
      <style:paragraph-properties fo:text-align="start" style:justify-single-word="false" style:page-number="auto"/>
      <style:text-properties officeooo:paragraph-rsid="0002d659"/>
    </style:style>
    <style:style style:name="P77" style:family="paragraph" style:parent-style-name="Heading_20_1" style:list-style-name="">
      <style:text-properties officeooo:rsid="0184022c" officeooo:paragraph-rsid="0184022c"/>
    </style:style>
    <style:style style:name="P78" style:family="paragraph" style:parent-style-name="Heading_20_1">
      <style:text-properties style:font-name="Times New Roman"/>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rsid="0184022c" officeooo:paragraph-rsid="0184022c"/>
    </style:style>
    <style:style style:name="P83" style:family="paragraph" style:parent-style-name="Heading_20_1">
      <style:paragraph-properties fo:break-before="page"/>
      <style:text-properties style:font-name="Times New Roman"/>
    </style:style>
    <style:style style:name="P84" style:family="paragraph" style:parent-style-name="Heading_20_2">
      <style:text-properties officeooo:rsid="0036a586" officeooo:paragraph-rsid="0176446b"/>
    </style:style>
    <style:style style:name="P85" style:family="paragraph" style:parent-style-name="Heading_20_2">
      <style:text-properties style:font-name="Times New Roman"/>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2146920" officeooo:paragraph-rsid="02146920"/>
    </style:style>
    <style:style style:name="P89" style:family="paragraph" style:parent-style-name="Heading_20_2">
      <style:paragraph-properties fo:break-before="page"/>
      <style:text-properties officeooo:rsid="02188f37" officeooo:paragraph-rsid="0224e9af"/>
    </style:style>
    <style:style style:name="P90" style:family="paragraph" style:parent-style-name="Heading_20_3">
      <style:text-properties style:font-name="Times New Roman" officeooo:rsid="01fbfa11" officeooo:paragraph-rsid="01fbfa11"/>
    </style:style>
    <style:style style:name="P91" style:family="paragraph" style:parent-style-name="Heading_20_3" style:list-style-name="">
      <style:text-properties officeooo:rsid="02146920" officeooo:paragraph-rsid="02146920"/>
    </style:style>
    <style:style style:name="P92" style:family="paragraph" style:parent-style-name="Heading_20_3">
      <style:paragraph-properties fo:break-before="page"/>
      <style:text-properties officeooo:rsid="01fbfa11" officeooo:paragraph-rsid="01fbfa11"/>
    </style:style>
    <style:style style:name="P93" style:family="paragraph" style:parent-style-name="Heading_20_3">
      <style:paragraph-properties fo:break-before="page"/>
      <style:text-properties officeooo:rsid="02146920" officeooo:paragraph-rsid="02146920"/>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T17" style:family="text">
      <style:text-properties officeooo:rsid="022fbaac"/>
    </style:style>
    <style:style style:name="T18" style:family="text">
      <style:text-properties officeooo:rsid="0230c25f"/>
    </style:style>
    <style:style style:name="T19" style:family="text">
      <style:text-properties officeooo:rsid="02397f15"/>
    </style:style>
    <style:style style:name="T20" style:family="text">
      <style:text-properties officeooo:rsid="023b3d57"/>
    </style:style>
    <style:style style:name="T21" style:family="text">
      <style:text-properties officeooo:rsid="0240d969"/>
    </style:style>
    <style:style style:name="T22" style:family="text">
      <style:text-properties officeooo:rsid="0241402a"/>
    </style:style>
    <style:style style:name="T23" style:family="text">
      <style:text-properties officeooo:rsid="0243399b"/>
    </style:style>
    <style:style style:name="T24" style:family="text">
      <style:text-properties officeooo:rsid="0244697e"/>
    </style:style>
    <style:style style:name="T25" style:family="text">
      <style:text-properties officeooo:rsid="0245490f"/>
    </style:style>
    <style:style style:name="T26" style:family="text">
      <style:text-properties officeooo:rsid="02460135"/>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4"><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7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4"><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4"><text:a xlink:type="simple" xlink:href="#__RefHeading___Toc447_1318882124" text:style-name="Index_20_Link" text:visited-style-name="Index_20_Link">Was ist UliCMS?<text:tab/>1</text:a></text:p>
          <text:p text:style-name="P94"><text:a xlink:type="simple" xlink:href="#__RefHeading___Toc772_1675799425" text:style-name="Index_20_Link" text:visited-style-name="Index_20_Link">Zusammenfassung der Änderungen<text:tab/>2</text:a></text:p>
          <text:p text:style-name="P95"><text:a xlink:type="simple" xlink:href="#__RefHeading___Toc752_1672869441" text:style-name="Index_20_Link" text:visited-style-name="Index_20_Link">Übersicht der neuen Features<text:tab/>2</text:a></text:p>
          <text:p text:style-name="P96"><text:a xlink:type="simple" xlink:href="#__RefHeading___Toc1085_964769708" text:style-name="Index_20_Link" text:visited-style-name="Index_20_Link">Neue Features<text:tab/>2</text:a></text:p>
          <text:p text:style-name="P95"><text:a xlink:type="simple" xlink:href="#__RefHeading___Toc613_1591579906" text:style-name="Index_20_Link" text:visited-style-name="Index_20_Link">Neue API-Funktionen hinzugefügt<text:tab/>3</text:a></text:p>
          <text:p text:style-name="P96"><text:a xlink:type="simple" xlink:href="#__RefHeading___Toc1087_964769708" text:style-name="Index_20_Link" text:visited-style-name="Index_20_Link">Entfernte Features<text:tab/>4</text:a></text:p>
          <text:p text:style-name="P96"><text:a xlink:type="simple" xlink:href="#__RefHeading___Toc1089_964769708" text:style-name="Index_20_Link" text:visited-style-name="Index_20_Link">Sonstige Änderungen<text:tab/>4</text:a></text:p>
          <text:p text:style-name="P94"><text:a xlink:type="simple" xlink:href="#__RefHeading___Toc360_1816393294" text:style-name="Index_20_Link" text:visited-style-name="Index_20_Link">Beschreibung der neuen Features<text:tab/>5</text:a></text:p>
          <text:p text:style-name="P95"><text:a xlink:type="simple" xlink:href="#__RefHeading___Toc1162_964769708" text:style-name="Index_20_Link" text:visited-style-name="Index_20_Link">Neues Standard-Design theme-2017<text:tab/>5</text:a></text:p>
          <text:p text:style-name="P95"><text:a xlink:type="simple" xlink:href="#__RefHeading___Toc413_173740082" text:style-name="Index_20_Link" text:visited-style-name="Index_20_Link">"Passwort wiederholen" Feld zur Userverwaltung hinzugefügt<text:tab/>6</text:a></text:p>
          <text:p text:style-name="P95"><text:a xlink:type="simple" xlink:href="#__RefHeading___Toc447_236248049" text:style-name="Index_20_Link" text:visited-style-name="Index_20_Link">CKEditor auf Version 4.5.11 geupdatet<text:tab/>6</text:a></text:p>
          <text:p text:style-name="P95"><text:a xlink:type="simple" xlink:href="#__RefHeading___Toc543_83785639" text:style-name="Index_20_Link" text:visited-style-name="Index_20_Link">Berechtigungen<text:tab/>7</text:a></text:p>
          <text:p text:style-name="P96"><text:a xlink:type="simple" xlink:href="#__RefHeading___Toc477_182307486" text:style-name="Index_20_Link" text:visited-style-name="Index_20_Link">Schreibzugriff auf Inhalte kann nun beschränkt werden<text:tab/>7</text:a></text:p>
          <text:p text:style-name="P96"><text:a xlink:type="simple" xlink:href="#__RefHeading___Toc545_83785639" text:style-name="Index_20_Link" text:visited-style-name="Index_20_Link">Erweiterung des Berechtigungssystems<text:tab/>8</text:a></text:p>
          <text:p text:style-name="P95"><text:a xlink:type="simple" xlink:href="#__RefHeading___Toc620_83785639" text:style-name="Index_20_Link" text:visited-style-name="Index_20_Link">Bevorzuge nun curl als Methode um Dateien herunterzuladen<text:tab/>8</text:a></text:p>
          <text:p text:style-name="P95"><text:a xlink:type="simple" xlink:href="#__RefHeading___Toc615_1591579906" text:style-name="Index_20_Link" text:visited-style-name="Index_20_Link">Filter custom_post_types hinzugefügt<text:tab/>9</text:a></text:p>
          <text:p text:style-name="P95"><text:a xlink:type="simple" xlink:href="#__RefHeading___Toc662_1022655864" text:style-name="Index_20_Link" text:visited-style-name="Index_20_Link">before_custom_data_json<text:tab/>9</text:a></text:p>
          <text:p text:style-name="P95"><text:a xlink:type="simple" xlink:href="#__RefHeading___Toc727_2087720609" text:style-name="Index_20_Link" text:visited-style-name="Index_20_Link">Feld "Übergeordnete Seite" wird nun gefiltert nach Menü und Sprache (Seitenverwaltung)<text:tab/>9</text:a></text:p>
          <text:p text:style-name="P95"><text:a xlink:type="simple" xlink:href="#__RefHeading___Toc673_688552101" text:style-name="Index_20_Link" text:visited-style-name="Index_20_Link">Fast Mode hinzugefügt<text:tab/>9</text:a></text:p>
          <text:p text:style-name="P95"><text:a xlink:type="simple" xlink:href="#__RefHeading___Toc1435_2087720609" text:style-name="Index_20_Link" text:visited-style-name="Index_20_Link">Performance verbessert<text:tab/>9</text:a></text:p>
          <text:p text:style-name="P95"><text:a xlink:type="simple" xlink:href="#__RefHeading___Toc742_809584085" text:style-name="Index_20_Link" text:visited-style-name="Index_20_Link">"Nachricht des Tages" nutzt nun den HTML-Editor<text:tab/>10</text:a></text:p>
          <text:p text:style-name="P95"><text:a xlink:type="simple" xlink:href="#__RefHeading___Toc744_809584085" text:style-name="Index_20_Link" text:visited-style-name="Index_20_Link">Neue Variablen in metadata.json Dateien<text:tab/>11</text:a></text:p>
          <text:p text:style-name="P96"><text:a xlink:type="simple" xlink:href="#__RefHeading___Toc746_809584085" text:style-name="Index_20_Link" text:visited-style-name="Index_20_Link">"admin_permission" Attribut in metadata.json wird nun unterstützt<text:tab/>11</text:a></text:p>
          <text:p text:style-name="P96"><text:a xlink:type="simple" xlink:href="#__RefHeading___Toc834_809584085" text:style-name="Index_20_Link" text:visited-style-name="Index_20_Link">"menus" Attribut in metadata.json von Theems wird nun ausgewertet<text:tab/>11</text:a></text:p>
          <text:p text:style-name="P96"><text:a xlink:type="simple" xlink:href="#__RefHeading___Toc1064_809584085" text:style-name="Index_20_Link" text:visited-style-name="Index_20_Link">Controller, Helper, Objects und Actions<text:tab/>11</text:a></text:p>
          <text:p text:style-name="P94"><text:a xlink:type="simple" xlink:href="#__RefHeading___Toc807_579939615" text:style-name="Index_20_Link" text:visited-style-name="Index_20_Link">Durchführung der Installation<text:tab/>13</text:a></text:p>
          <text:p text:style-name="P94"><text:a xlink:type="simple" xlink:href="#__RefHeading__616_716240178" text:style-name="Index_20_Link" text:visited-style-name="Index_20_Link">Durchführung eines Upgrades<text:tab/>13</text:a></text:p>
          <text:p text:style-name="P94"><text:a xlink:type="simple" xlink:href="#__RefHeading___Toc734_1061336504" text:style-name="Index_20_Link" text:visited-style-name="Index_20_Link">Benötigen Sie Hilfe?<text:tab/>15</text:a></text:p>
          <text:p text:style-name="P94"><text:a xlink:type="simple" xlink:href="#__RefHeading___Toc978_1474200080" text:style-name="Index_20_Link" text:visited-style-name="Index_20_Link">Abbildungsverzeichnis<text:tab/>15</text:a></text:p>
        </text:index-body>
      </text:table-of-content>
      <text:p text:style-name="P9"/>
      <text:h text:style-name="P79"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32"/>
      <text:h text:style-name="P8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80" text:outline-level="1"><text:bookmark-start text:name="__RefHeading___Toc772_1675799425"/>Zusammenfassung der Änderungen<text:bookmark-end text:name="__RefHeading___Toc772_1675799425"/></text:h>
      <text:h text:style-name="P85"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90" text:outline-level="3"><text:bookmark-start text:name="__RefHeading___Toc1085_964769708"/>Neue Features<text:bookmark-end text:name="__RefHeading___Toc1085_964769708"/></text:h>
      <text:list xml:id="list8221924952779136923" text:style-name="L1">
        <text:list-item>
          <text:p text:style-name="P38">Neues Standard-Design theme-2017</text:p>
        </text:list-item>
      </text:list>
      <text:list xml:id="list521718588993064811" text:style-name="L2">
        <text:list-item>
          <text:p text:style-name="P39">"Passwort wiederholen" Feld zur Userverwaltung hinzugefügt</text:p>
        </text:list-item>
        <text:list-item>
          <text:p text:style-name="P39">CKEditor auf Version 4.5.11 geupdatet</text:p>
        </text:list-item>
        <text:list-item>
          <text:p text:style-name="P39">Schreibzugriff auf Seiten kann nun beschränkt werden</text:p>
        </text:list-item>
        <text:list-item>
          <text:p text:style-name="P39">Bevorzuge nun curl als Methode um Dateien herunterzuladen</text:p>
        </text:list-item>
        <text:list-item>
          <text:p text:style-name="P39">Filter custom_post_types hinzugefügt</text:p>
        </text:list-item>
        <text:list-item>
          <text:p text:style-name="P39">Hook before_custom_data_json hinzugefügt</text:p>
        </text:list-item>
        <text:list-item>
          <text:p text:style-name="P39">Feld "Übergeordnete Seite" wird nun gefiltert nach Menü und Sprache (Seitenverwaltung)</text:p>
        </text:list-item>
        <text:list-item>
          <text:p text:style-name="P39">Fast Mode hinzugefügt (Verbesserung der Performance durch Deaktivierung bestimmter Funktionen)</text:p>
        </text:list-item>
        <text:list-item>
          <text:p text:style-name="P39">Performance verbessert</text:p>
        </text:list-item>
        <text:list-item>
          <text:p text:style-name="P39">"Nachricht des Tages" nutzt nun den HTML-Editor</text:p>
        </text:list-item>
        <text:list-item>
          <text:p text:style-name="P39">"admin_permission" Attribut in metadata.json wird nun unterstützt</text:p>
        </text:list-item>
        <text:list-item>
          <text:p text:style-name="P39">"menus" Attribut in metadata.json von <text:span text:style-name="T21">Themes</text:span> wird nun ausgewertet und die Auswahllisten für Menüs danach gefiltert</text:p>
        </text:list-item>
        <text:list-item>
          <text:p text:style-name="P39">Übersetzungssystem für JavaScript hinzugefügt</text:p>
        </text:list-item>
        <text:list-item>
          <text:p text:style-name="P39">Custom Fields</text:p>
        </text:list-item>
        <text:list-item>
          <text:p text:style-name="P39">Feld "Auszug" verwendet nun den HTML-Editor</text:p>
        </text:list-item>
        <text:list-item>
          <text:p text:style-name="P39">Alle png-Grafiken optimiert</text:p>
        </text:list-item>
        <text:list-item>
          <text:p text:style-name="P41">Filter „Typen“ zeigt nur noch tatsächlich verwendete Typen</text:p>
        </text:list-item>
        <text:list-item>
          <text:p text:style-name="P42">Option „versteckt“ hinzugefügt</text:p>
        </text:list-item>
        <text:list-item>
          <text:p text:style-name="P43">Inhaltstyp „Knotenpunkt hinzugefügt“</text:p>
        </text:list-item>
        <text:list-item>
          <text:p text:style-name="P44">Controller, Helper, <text:span text:style-name="T15">Objects</text:span> und <text:span text:style-name="T16">Actions</text:span> können nun in der metadata.json eingebunden werden</text:p>
        </text:list-item>
      </text:list>
      <text:h text:style-name="P87" text:outline-level="2"><text:bookmark-start text:name="__RefHeading___Toc613_1591579906"/>Neue API-Funktionen hinzugefügt<text:bookmark-end text:name="__RefHeading___Toc613_1591579906"/></text:h>
      <text:list xml:id="list180120150160551" text:continue-numbering="true" text:style-name="L2">
        <text:list-item>
          <text:list>
            <text:list-item>
              <text:p text:style-name="P72">uimport()</text:p>
            </text:list-item>
            <text:list-item>
              <text:p text:style-name="P72">SecurityHelper::securePath()</text:p>
            </text:list-item>
            <text:list-item>
              <text:p text:style-name="P72"><text:span text:style-name="T14">ModuleHelper::</text:span>buildActionURL()</text:p>
            </text:list-item>
            <text:list-item>
              <text:p text:style-name="P73">get_content()</text:p>
            </text:list-item>
          </text:list>
        </text:list-item>
      </text:list>
      <text:h text:style-name="P92" text:outline-level="3"><text:bookmark-start text:name="__RefHeading___Toc1087_964769708"/>Entfernte Features<text:bookmark-end text:name="__RefHeading___Toc1087_964769708"/></text:h>
      <text:list xml:id="list6816927454923145685" text:style-name="L3">
        <text:list-item>
          <text:p text:style-name="P45">Feld für ICQ-UID entfernt</text:p>
        </text:list-item>
        <text:list-item>
          <text:p text:style-name="P45">PHP Form Builder Class aus dem Core entfernt. Dies soll zukünftig in ein Modul ausgelagert werden.</text:p>
        </text:list-item>
        <text:list-item>
          <text:p text:style-name="P45">generischer JSON Export entfernt</text:p>
        </text:list-item>
        <text:list-item>
          <text:p text:style-name="P45">CKEditor Skin office2013 entfernt</text:p>
        </text:list-item>
      </text:list>
      <text:h text:style-name="Heading_20_3" text:outline-level="3"><text:bookmark-start text:name="__RefHeading___Toc1089_964769708"/>Sonstige Änderungen<text:bookmark-end text:name="__RefHeading___Toc1089_964769708"/></text:h>
      <text:list xml:id="list119727175762508516" text:style-name="L4">
        <text:list-item>
          <text:p text:style-name="P46">Sende Error 403 bei fehlgeschlagenem Login</text:p>
        </text:list-item>
        <text:list-item>
          <text:p text:style-name="P46">Unique Index zu der Spalte "name" der setttings-Tabelle hinzugefügt</text:p>
        </text:list-item>
      </text:list>
      <text:h text:style-name="P81"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5493336819010082401" text:style-name="L5">
        <text:list-item>
          <text:p text:style-name="P47">Basiert auf Bootstrap</text:p>
        </text:list-item>
        <text:list-item>
          <text:p text:style-name="P47">Ein Menü (top)</text:p>
        </text:list-item>
        <text:list-item>
          <text:p text:style-name="P47">Responsive</text:p>
        </text:list-item>
        <text:list-item>
          <text:p text:style-name="P47">Logo und MOTD auf Startseite</text:p>
        </text:list-item>
        <text:list-item>
          <text:p text:style-name="P47">Motto kann auch auf Seitenebene gesetzt werden, per Custom Data</text:p>
        </text:list-item>
      </text:list>
      <text:p text:style-name="P14"/>
      <text:p text:style-name="P15"><draw:frame draw:style-name="fr1" draw:name="Rahmen1" text:anchor-type="paragraph" svg:width="17.013cm" draw:z-index="20"><draw:text-box fo:min-height="13.386cm"><text:p text:style-name="P36"><draw:frame draw:style-name="fr7" draw:name="Bild3" text:anchor-type="as-char" svg:width="12.838cm" style:rel-width="75%" svg:height="10.102cm" style:rel-height="scale" draw:z-index="29"><draw:image xlink:href="Pictures/10000000000002EA0000024BCED7154C19CD991F.png" xlink:type="simple" xlink:show="embed" xlink:actuate="onLoad"/></draw:frame></text:p><text:p text:style-name="P36">Abbildung <text:sequence text:ref-name="refIllustration0" text:name="Illustration" text:formula="ooow:Illustration+1" style:num-format="1">1</text:sequence>: <text:span text:style-name="T9">Neues Standard-Design </text:span>theme-2017</text:p></draw:text-box></draw:frame></text:p>
      <text:p text:style-name="P37"><draw:frame draw:style-name="fr1" draw:name="Rahmen2" text:anchor-type="paragraph" svg:width="8.899cm" draw:z-index="21"><draw:text-box fo:min-height="10.811cm"><text:p text:style-name="P35"><draw:frame draw:style-name="fr2" draw:name="Rahmen3" text:anchor-type="as-char" svg:width="8.315cm" style:rel-width="93%" svg:height="10.172cm" style:rel-height="scale-min" draw:z-index="22"><draw:text-box><text:p text:style-name="Illustration"><draw:frame draw:style-name="fr7" draw:name="Bild4" text:anchor-type="as-char" svg:width="8.315cm" style:rel-width="100%" svg:height="10.172cm" style:rel-height="scale" draw:z-index="24"><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80121049498781" text:continue-list="list180120150160551" text:style-name="L2">
        <text:list-header>
          <text:p text:style-name="P40"/>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3"><draw:text-box fo:min-height="3.32cm"><text:p text:style-name="Illustration"><draw:frame draw:style-name="fr7" draw:name="Bild5" text:anchor-type="as-char" svg:width="17.013cm" style:rel-width="100%" svg:height="3.32cm" style:rel-height="scale" draw:z-index="26"><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88"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5"><draw:text-box fo:min-height="3.752cm"><text:p text:style-name="Illustration"><draw:frame draw:style-name="fr7" draw:name="Bild6" text:anchor-type="as-char" svg:width="17.013cm" style:rel-width="100%" svg:height="3.752cm" style:rel-height="scale" draw:z-index="28"><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91" text:outline-level="3"/>
      <text:h text:style-name="P93"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3039776991391963797" text:style-name="L6">
        <text:list-item>
          <text:p text:style-name="P48">pages_create</text:p>
        </text:list-item>
        <text:list-item>
          <text:p text:style-name="P48">forms_create</text:p>
        </text:list-item>
        <text:list-item>
          <text:p text:style-name="P48">forms_edit</text:p>
        </text:list-item>
        <text:list-item>
          <text:p text:style-name="P48">banners_create</text:p>
        </text:list-item>
        <text:list-item>
          <text:p text:style-name="P48">banners_delete</text:p>
        </text:list-item>
        <text:list-item>
          <text:p text:style-name="P48">categories_create</text:p>
        </text:list-item>
        <text:list-item>
          <text:p text:style-name="P48">categories_edit</text:p>
        </text:list-item>
        <text:list-item>
          <text:p text:style-name="P48">videos_create</text:p>
        </text:list-item>
        <text:list-item>
          <text:p text:style-name="P48">videos_edit</text:p>
        </text:list-item>
        <text:list-item>
          <text:p text:style-name="P48">audio_create</text:p>
        </text:list-item>
        <text:list-item>
          <text:p text:style-name="P48">audio_edit</text:p>
        </text:list-item>
        <text:list-item>
          <text:p text:style-name="P48">users_create</text:p>
        </text:list-item>
        <text:list-item>
          <text:p text:style-name="P48">users_edit</text:p>
        </text:list-item>
        <text:list-item>
          <text:p text:style-name="P48">groups_create</text:p>
        </text:list-item>
        <text:list-item>
          <text:p text:style-name="P48">groups_edit</text:p>
        </text:list-item>
        <text:list-item>
          <text:p text:style-name="P48">expert_settings_create</text:p>
        </text:list-item>
        <text:list-item>
          <text:p text:style-name="P48">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89"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6">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27">Wenn man eine Seite anlegt, bearbeitet oder klont, wird das Feld „übergeordnete Seite“ <text:span text:style-name="T18">nun </text:span>so <text:span text:style-name="T17">gefiltert</text:span>, dass es nur noch Seiten aus der gleichen Sprache und dem gleichen <text:span text:style-name="T18">Navigationsmenü </text:span><text:s/>anbietet.</text:p>
      <text:h text:style-name="Heading_20_2" text:outline-level="2"><text:bookmark-start text:name="__RefHeading___Toc673_688552101"/>Fast Mode hinzugefügt<text:bookmark-end text:name="__RefHeading___Toc673_688552101"/></text:h>
      <text:p text:style-name="P28">Der <text:span text:style-name="T8">Fast Mode </text:span>wurde hinzugefügt. Der Fast Mode verbessert die Performance geringfügig, durch deaktivieren von bestimmten Funktionen.</text:p>
      <text:p text:style-name="P28">Der Fast Mode lässt sich aktivieren in dem man in der Datei „cms-config.php“ die Variable fast_mode definiert.</text:p>
      <text:p text:style-name="P29">var $fast_mode = true;</text:p>
      <text:h text:style-name="Heading_20_2" text:outline-level="2"><text:bookmark-start text:name="__RefHeading___Toc1435_2087720609"/>Performance verbessert<text:bookmark-end text:name="__RefHeading___Toc1435_2087720609"/></text:h>
      <text:p text:style-name="P30">Die Performance wurde an einigen Stellen verbessert, vor allem durch Optimierung der Datenbankabfragen.</text:p>
      <text:h text:style-name="P87" text:outline-level="2"><text:bookmark-start text:name="__RefHeading___Toc742_809584085"/>"Nachricht des Tages" nutzt nun den HTML-Editor<text:bookmark-end text:name="__RefHeading___Toc742_809584085"/></text:h>
      <text:p text:style-name="P31">Die „Nachricht des Tages“ kann nun über den voreingestellten HTML-Editor (CKEditor oder CodeMirror) festgelegt werden.</text:p>
      <text:p text:style-name="P31"><text:span text:style-name="T11">Hinweis:</text:span><text:line-break/>Die Zeilenumbrüche werden beim Upgrade nicht übernommen. Sie müssen den Text gegebenenfalls neu formatieren</text:p>
      <text:p text:style-name="P55"><draw:frame draw:style-name="fr1" draw:name="Rahmen6" text:anchor-type="paragraph" svg:width="17.013cm" draw:z-index="27"><draw:text-box fo:min-height="11.412cm"><text:p text:style-name="Illustration"><draw:frame draw:style-name="fr7" draw:name="Bild7" text:anchor-type="as-char" svg:width="17.013cm" style:rel-width="100%" svg:height="11.412cm" style:rel-height="scale" draw:z-index="30"><draw:image xlink:href="Pictures/1000000000000365000002471D396DB96A5BBD87.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86" text:outline-level="2"/>
      <text:h text:style-name="P87" text:outline-level="2"><text:bookmark-start text:name="__RefHeading___Toc744_809584085"/>Neue <text:span text:style-name="T19">Variablen</text:span> in metadata.json Dateien<text:bookmark-end text:name="__RefHeading___Toc744_809584085"/></text:h>
      <text:p text:style-name="P55">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55">Wenn das Attribut „admin_permission“ gesetzt ist, wird der Link auf ein Modul unter „Pakete“ nur angezeigt, sofern der derzeit eingeloggte Benutzer die Berechtigung hat.</text:p>
      <text:p text:style-name="P56">Codebeispiel:</text:p>
      <text:p text:style-name="P61">{</text:p>
      <text:p text:style-name="P61"><text:tab/>„custom_acl“ : [„mymodule“],<text:line-break/><text:tab/>„admin_permission“ : „mymodule“<text:line-break/>}</text:p>
      <text:p text:style-name="P61"/>
      <text:h text:style-name="Heading_20_3" text:outline-level="3"><text:bookmark-start text:name="__RefHeading___Toc834_809584085"/>"menus" Attribut in metadata.json von Theems wird nun ausgewertet<text:bookmark-end text:name="__RefHeading___Toc834_809584085"/></text:h>
      <text:p text:style-name="P63">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57">Codebeispiel:</text:p>
      <text:p text:style-name="P60">{<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62">Helpers, <text:span text:style-name="T22">es können nun Controller, Helper, Objects und Actions in der metadata.json registriert werden. Diese werden dann automatisch vom System geladen.</text:span></text:p>
      <text:p text:style-name="P64">Die folgenden Attribute werden nun ausgewertet.</text:p>
      <text:list xml:id="list8318890225476934393" text:style-name="L9">
        <text:list-item>
          <text:p text:style-name="P65"><text:span text:style-name="T25">a</text:span>ctions (Backend Aktionen)</text:p>
        </text:list-item>
        <text:list-item>
          <text:p text:style-name="P65">action_controllers (Zuordnung von Controllern zu Aktionen)</text:p>
        </text:list-item>
        <text:list-item>
          <text:p text:style-name="P65">controllers (Kontroller für Frontend und Backend)</text:p>
        </text:list-item>
        <text:list-item>
          <text:p text:style-name="P65">helpers (Helper)</text:p>
        </text:list-item>
        <text:list-item>
          <text:p text:style-name="P65">objects (Objekte, die kein Singleton verwenden, wie z.B. Klassen für Datenbankobjekte)</text:p>
        </text:list-item>
      </text:list>
      <text:p text:style-name="P64"/>
      <text:p text:style-name="P74">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64">Value ist der relative Pfad zu einer PHP-Datei aus dem Hauptordner des Moduls. Der Pfad sollte ohne die Dateiendung „.php“ angegeben werden.</text:p>
      <text:p text:style-name="P67">Beispiel</text:p>
      <text:p text:style-name="P58">„controllers“ : {</text:p>
      <text:p text:style-name="P58"><text:tab/>„MyModuleFooController“ : „controller/foo_controller“,</text:p>
      <text:p text:style-name="P58"><text:tab/>„MyModuleHelloController“ : „controller/hello_controller“</text:p>
      <text:p text:style-name="P58">}</text:p>
      <text:p text:style-name="P66">Controller müssen die Klasse <text:span text:style-name="T11">Controller</text:span>, Helper die Klasse <text:span text:style-name="T11">Helper</text:span> extenden, damit Sie vom System erkannt werden.<text:line-break/><text:span text:style-name="T24">Controller und Helper sind Singletons und eine Instanz kann <text:s/>über eine *Registry Klasse geholt werden.</text:span></text:p>
      <text:p text:style-name="P59">// Instanz von MyModuleFooController holen<text:line-break/>$controller = ControllerRegistry::get(„<text:span text:style-name="T23">MyModuleFooController</text:span>“);</text:p>
      <text:p text:style-name="P59">// Instanz vom Controller der Action holen.<text:line-break/>$controller = ActionRegistry::getController();</text:p>
      <text:p text:style-name="Heading_20_4">Methoden aus Controller aufrufen</text:p>
      <text:p text:style-name="Text_20_body">Es <text:span text:style-name="T26">ist sowohl im Frontend als auch im Backend möglich, Methoden aus Controllern direkt aufzurufen.<text:line-break/>Diese Methoden müssen public sein und die Bezeichnung darf nicht mit einem Unterstrich beginnen.</text:span></text:p>
      <text:p text:style-name="P71">Die Parameter sClass und sMethod müssen als GET- oder POST-Parameter übergeben werden.</text:p>
      <text:p text:style-name="P71">Beispielaufruf</text:p>
      <text:p text:style-name="P71">index.php?<text:span text:style-name="T27">sClass=</text:span><text:span text:style-name="T28">MyModule</text:span><text:span text:style-name="T27">&amp;sMethod=</text:span><text:span text:style-name="T28">showHello</text:span></text:p>
      <text:p text:style-name="P71"/>
      <text:h text:style-name="P83" text:outline-level="1"><text:bookmark-start text:name="__RefHeading___Toc807_579939615"/>Durchführung der Installatio<text:span text:style-name="T20">n</text:span><text:bookmark-end text:name="__RefHeading___Toc807_579939615"/></text:h>
      <text:list xml:id="list4348498100701267418" text:style-name="L7">
        <text:list-item>
          <text:p text:style-name="P69">Entpacken Sie die heruntergeladene zip-Datei.</text:p>
        </text:list-item>
        <text:list-item>
          <text:p text:style-name="P69">Verbinden Sie sich per FTP mit dem Webserver und laden Sie den Inhalt des Ordners „ulicms“ in den Hauptordner oder einen Unterordner hoch.</text:p>
        </text:list-item>
        <text:list-item>
          <text:p text:style-name="P69">Wenn Sie UliCMS in de<text:span text:style-name="T3">m</text:span> Hauptordner hochgeladen haben, rufen Sie [www.ihredomain.de]/installer im Browser auf.</text:p>
        </text:list-item>
        <text:list-item>
          <text:p text:style-name="P69">Wenn Sie UliCMS in eine<text:span text:style-name="T3">m</text:span> Unterordner hochgeladen haben, rufen Sie [www.ihredomain.de]/[ihr-unterordner]/installer im Browser auf.<text:line-break/>Die eckigen Klammern sind Platzhalter.</text:p>
        </text:list-item>
        <text:list-item>
          <text:p text:style-name="P69">Folgen Sie den Anweisungen des Installationsassistenten.</text:p>
        </text:list-item>
        <text:list-item>
          <text:p text:style-name="P70">Löschen Sie nach erfolgreichen Abschluss der Installation den Ordner „installer“ vom Server.</text:p>
        </text:list-item>
      </text:list>
      <text:h text:style-name="P78" text:outline-level="1"><text:bookmark-start text:name="__RefHeading__616_716240178"/>Durchführung eines Upgrades<text:bookmark-end text:name="__RefHeading__616_716240178"/></text:h>
      <text:list xml:id="list3706320051139054088" text:style-name="L8">
        <text:list-item>
          <text:p text:style-name="P68">Entpacken Sie das heruntergeladene Upgrade-Paket.</text:p>
        </text:list-item>
        <text:list-item>
          <text:p text:style-name="P6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8">Überprüfen Sie ob die Dateiberechtigungen weiterhin korrekt gesetzt sind. Die Datei „update.php“, sowie der Ordner „content“ müssen die Dateirechte auf 0755 stehen haben.</text:p>
        </text:list-item>
      </text:list>
      <text:h text:style-name="Heading_20_2" text:outline-level="2"/>
      <text:list xml:id="list180122062908924" text:continue-numbering="true" text:style-name="L8">
        <text:list-item>
          <text:p text:style-name="P49"><draw:frame draw:style-name="fr3" draw:name="Rahmen7" text:anchor-type="paragraph" svg:x="2.708cm" svg:y="-0.171cm" svg:width="6.881cm" draw:z-index="18"><draw:text-box fo:min-height="8.183cm"><text:p text:style-name="Illustration"><draw:frame draw:style-name="fr8" draw:name="Bild10" text:anchor-type="paragraph" svg:width="6.881cm" svg:height="8.183cm" style:rel-height="scale" draw:z-index="19"><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50"><text:soft-page-break/>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1">Loggen Sie sich nun in das CMS ein, prüfen Sie, ob eine Paketquelle für diese Version von UliCMS ausgewählt ist.</text:p>
        </text:list-item>
        <text:list-item>
          <text:p text:style-name="P52">Falls Patches für UliCMS verfügbar sind, installieren Sie diese.</text:p>
        </text:list-item>
        <text:list-item>
          <text:p text:style-name="P53">Leeren Sie den Cache des CMS.</text:p>
        </text:list-item>
        <text:list-item>
          <text:p text:style-name="P54">Rufen Sie „Pakete“ auf, und merken Sie sich alle Pakete, deren Versionsnummer rot markiert ist. Installieren Sie die neuen Versionen dieser Pakete.</text:p>
        </text:list-item>
        <text:list-item>
          <text:p text:style-name="P54">Falls Probleme mit Modulen und Themes auftreten, die nicht aus der Paketquelle stammen, prüfen Sie, ob von diesen Paketen beim Hersteller eine neue Version verfügbar ist, und installieren Sie diese gegebenenfalls.</text:p>
        </text:list-item>
      </text:list>
      <text:h text:style-name="P77" text:outline-level="1"/>
      <text:h text:style-name="P82"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Abbildung 1: Neues Standard-Design theme-2017<text:tab/>5</text:p>
          <text:p text:style-name="P97">Abbildung 2: theme-2017 mit Responsive Menü<text:tab/>6</text:p>
          <text:p text:style-name="P97">Abbildung 3: Felder zur Eingabe eines neuen Passworts<text:tab/>6</text:p>
          <text:p text:style-name="P97">Abbildung 4: Neue Checkboxen für "Bearbeitung beschränken"<text:tab/>7</text:p>
          <text:p text:style-name="P97">Abbildung 5: "Nachricht des Tages" eingeben mit HTML-Editor<text:tab/>10</text:p>
          <text:p text:style-name="P97">Abbildung 6: Abbildung, setzen der Datei-Berechtigungen auf dem FTP-Server<text:tab/>13</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d" svg:font-family="Consolasd"/>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SimHei" svg:font-family="SimHei" style:font-family-generic="modern" style:font-pitch="fixed"/>
    <style:font-face style:name="Aharoni" svg:font-family="Aharoni" style:font-pitch="variable"/>
    <style:font-face style:name="Lucida Sans Unicode" svg:font-family="'Lucida Sans Unicode'" style:font-pitch="variable"/>
    <style:font-face style:name="Tahoma" svg:font-family="Tahoma" style:font-pitch="variable"/>
    <style:font-face style:name="Andalus" svg:font-family="Andalu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0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039227BF61ACA796.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9T18:01:20.031000101">29.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8M56S</meta:editing-duration>
    <meta:editing-cycles>572</meta:editing-cycles>
    <meta:generator>LibreOffice/5.1.6.2$Windows_x86 LibreOffice_project/07ac168c60a517dba0f0d7bc7540f5afa45f0909</meta:generator>
    <dc:date>2016-11-29T18:01:19.926000000</dc:date>
    <meta:document-statistic meta:table-count="0" meta:image-count="10" meta:object-count="0" meta:page-count="17" meta:paragraph-count="210" meta:word-count="1808" meta:character-count="13284" meta:non-whitespace-character-count="11744"/>
  </office:meta>
</office:document-meta>
</file>